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97cm" fo:min-width="5.4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4.3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4.3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4.3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2cm" fo:min-width="4.168cm"/>
    </style:style>
    <style:style style:name="gr8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34cm" svg:height="3.773cm" svg:x="7.693cm" svg:y="5.986cm">
          <text:p/>
        </draw:rect>
        <draw:line draw:style-name="gr2" draw:text-style-name="P1" draw:layer="layout" svg:x1="4.823cm" svg:y1="7.338cm" svg:x2="7.617cm" svg:y2="7.338cm">
          <text:p/>
        </draw:line>
        <draw:line draw:style-name="gr2" draw:text-style-name="P1" draw:layer="layout" svg:x1="12.287cm" svg:y1="7.345cm" svg:x2="15.081cm" svg:y2="7.345cm">
          <text:p/>
        </draw:line>
        <draw:frame draw:style-name="gr3" draw:text-style-name="P2" draw:layer="layout" svg:width="4.77cm" svg:height="4.097cm" svg:x="1.101cm" svg:y="14.54cm">
          <draw:text-box>
            <text:p text:style-name="P2">Source code</text:p>
            <text:p text:style-name="P2">indented according</text:p>
            <text:p text:style-name="P2">to the rules</text:p>
          </draw:text-box>
        </draw:frame>
        <draw:frame draw:style-name="gr4" draw:text-style-name="P2" draw:layer="layout" svg:width="5.73cm" svg:height="3.073cm" svg:x="7.699cm" svg:y="0.363cm">
          <draw:text-box>
            <text:p text:style-name="P2">Indentation rules</text:p>
            <text:p text:style-name="P2">and language parser</text:p>
          </draw:text-box>
        </draw:frame>
        <draw:line draw:style-name="gr2" draw:text-style-name="P1" draw:layer="layout" svg:x1="10.06cm" svg:y1="3.794cm" svg:x2="10.06cm" svg:y2="6.053cm">
          <text:p/>
        </draw:line>
        <draw:rect draw:style-name="gr1" draw:text-style-name="P1" draw:layer="layout" svg:width="4.534cm" svg:height="3.772cm" svg:x="8.288cm" svg:y="14.642cm">
          <text:p/>
        </draw:rect>
        <draw:line draw:style-name="gr2" draw:text-style-name="P1" draw:layer="layout" svg:x1="5.497cm" svg:y1="16.549cm" svg:x2="8.29cm" svg:y2="16.549cm">
          <text:p/>
        </draw:line>
        <draw:line draw:style-name="gr2" draw:text-style-name="P1" draw:layer="layout" svg:x1="12.84cm" svg:y1="16.555cm" svg:x2="15.634cm" svg:y2="16.555cm">
          <text:p/>
        </draw:line>
        <draw:frame draw:style-name="gr5" draw:text-style-name="P2" draw:layer="layout" svg:width="4.945cm" svg:height="2.049cm" svg:x="15.639cm" svg:y="15.485cm">
          <draw:text-box>
            <text:p text:style-name="P2">Indentation rules</text:p>
          </draw:text-box>
        </draw:frame>
        <draw:frame draw:style-name="gr3" draw:text-style-name="P2" draw:layer="layout" svg:width="6.474cm" svg:height="4.097cm" svg:x="15.116cm" svg:y="5.338cm">
          <draw:text-box>
            <text:p text:style-name="P2">Source code</text:p>
            <text:p text:style-name="P2">indented according</text:p>
            <text:p text:style-name="P2">to the rules</text:p>
          </draw:text-box>
        </draw:frame>
        <draw:frame draw:style-name="gr3" draw:text-style-name="P2" draw:layer="layout" svg:width="4.851cm" svg:height="4.097cm" svg:x="1cm" svg:y="5.56cm">
          <draw:text-box>
            <text:p text:style-name="P2">Source code</text:p>
            <text:p text:style-name="P2">indented according</text:p>
            <text:p text:style-name="P2">to the rules</text:p>
          </draw:text-box>
        </draw:frame>
        <draw:frame draw:style-name="gr6" draw:text-style-name="P2" draw:layer="layout" svg:width="5.73cm" svg:height="1.025cm" svg:x="7.699cm" svg:y="11.164cm">
          <draw:text-box>
            <text:p text:style-name="P2">Language parser</text:p>
          </draw:text-box>
        </draw:frame>
        <draw:line draw:style-name="gr2" draw:text-style-name="P1" draw:layer="layout" svg:x1="10.46cm" svg:y1="12.395cm" svg:x2="10.46cm" svg:y2="14.654cm">
          <text:p/>
        </draw:line>
        <draw:frame draw:style-name="gr7" draw:text-style-name="P2" draw:layer="layout" svg:width="4.168cm" svg:height="1.242cm" svg:x="8.205cm" svg:y="6.723cm">
          <draw:text-box>
            <text:p text:style-name="P2">Unpiggyfy</text:p>
          </draw:text-box>
        </draw:frame>
        <draw:frame draw:style-name="gr7" draw:text-style-name="P2" draw:layer="layout" svg:width="4.168cm" svg:height="1.242cm" svg:x="8.776cm" svg:y="15.802cm">
          <draw:text-box>
            <text:p text:style-name="P2">Unpiggyfy</text:p>
          </draw:text-box>
        </draw:frame>
        <draw:frame draw:style-name="gr8" draw:layer="layout" svg:width="8.568cm" svg:height="1.701cm" svg:x="12.357cm" svg:y="25.57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4-10-29T13:01:25</meta:creation-date>
    <dc:date>2009-06-12T11:21:17</dc:date>
    <dc:language>en-US</dc:language>
    <meta:editing-cycles>8</meta:editing-cycles>
    <meta:editing-duration>PT06H23M59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1" svg:font-family="'Bitstream Vera Sans'" style:font-pitch="variable"/>
    <style:font-face style:name="Tahoma" svg:font-family="Tahoma, KacstBook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Unpiggyfy transfer functions tests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Francois BERENGER</text:p>
          </table:table-cell>
        </table:table-row>
        <table:table-row table:style-name="ro1">
          <table:table-cell office:value-type="string">
            <text:p>Date</text:p>
          </table:table-cell>
          <table:table-cell table:style-name="ce1" office:value-type="string">
            <text:p>11/20/2004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“1.0”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1" svg:font-family="'Bitstream Vera Sans'" style:font-pitch="variable"/>
    <style:font-face style:name="Tahoma" svg:font-family="Tahoma, KacstBook, Lucidasans, 'Lucida Sans', 'Arial Unicode MS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2">06/12/2009</text:date>, <text:time>11:2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